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fo:font-size="12pt" fo:language="pt" fo:country="BR" fo:font-style="normal" fo:font-weight="normal" officeooo:rsid="001c9e91" officeooo:paragraph-rsid="000fbb39" style:font-size-asian="10.5pt" style:font-style-asian="normal" style:font-weight-asian="normal" style:font-size-complex="12pt" style:font-style-complex="normal" style:font-weight-complex="normal"/>
    </style:style>
    <style:style style:name="P2" style:family="paragraph" style:parent-style-name="Standard">
      <style:paragraph-properties fo:line-height="150%" fo:text-align="justify" style:justify-single-word="false"/>
      <style:text-properties style:font-name="Times new roman" fo:font-size="12pt" fo:language="pt" fo:country="BR" fo:font-style="normal" fo:font-weight="normal" officeooo:rsid="001924a0" officeooo:paragraph-rsid="000fbb39" style:font-size-asian="10.5pt" style:font-style-asian="normal" style:font-weight-asian="normal" style:font-size-complex="12pt" style:font-style-complex="normal" style:font-weight-complex="normal"/>
    </style:style>
    <style:style style:name="P3" style:family="paragraph" style:parent-style-name="Standard">
      <style:paragraph-properties fo:line-height="150%" fo:text-align="justify" style:justify-single-word="false"/>
      <style:text-properties style:font-name="Times new roman" fo:font-size="12pt" fo:language="pt" fo:country="BR" fo:font-style="normal" fo:font-weight="normal" officeooo:rsid="00536043" officeooo:paragraph-rsid="00536043" style:font-size-asian="10.5pt" style:font-style-asian="normal" style:font-weight-asian="normal" style:font-size-complex="12pt" style:font-style-complex="normal" style:font-weight-complex="normal"/>
    </style:style>
    <style:style style:name="P4" style:family="paragraph" style:parent-style-name="Standard">
      <style:paragraph-properties fo:line-height="150%" fo:text-align="justify" style:justify-single-word="false"/>
      <style:text-properties style:font-name="Times new roman" fo:font-size="12pt" fo:language="pt" fo:country="BR" fo:font-style="normal" fo:font-weight="bold" officeooo:rsid="001924a0" officeooo:paragraph-rsid="000fbb39" style:font-size-asian="10.5pt" style:font-style-asian="normal" style:font-weight-asian="bold" style:font-size-complex="12pt" style:font-style-complex="normal" style:font-weight-complex="bold"/>
    </style:style>
    <style:style style:name="P5" style:family="paragraph" style:parent-style-name="Standard">
      <style:paragraph-properties fo:line-height="150%" fo:text-align="justify" style:justify-single-word="false"/>
      <style:text-properties style:font-name="Times new roman" fo:font-size="12pt" fo:language="pt" fo:country="BR" fo:font-style="normal" fo:font-weight="bold" officeooo:rsid="00289fcf" officeooo:paragraph-rsid="000fbb39" style:font-size-asian="10.5pt" style:font-style-asian="normal" style:font-weight-asian="bold" style:font-size-complex="12pt" style:font-style-complex="normal" style:font-weight-complex="bold"/>
    </style:style>
    <style:style style:name="P6" style:family="paragraph" style:parent-style-name="Standard">
      <style:paragraph-properties fo:line-height="150%" fo:text-align="justify" style:justify-single-word="false"/>
      <style:text-properties style:font-name="Times new roman" fo:font-size="12pt" fo:language="pt" fo:country="BR" fo:font-style="normal" fo:font-weight="bold" officeooo:rsid="00465df3" officeooo:paragraph-rsid="000fbb39" style:font-size-asian="10.5pt" style:font-style-asian="normal" style:font-weight-asian="bold" style:font-size-complex="12pt" style:font-style-complex="normal" style:font-weight-complex="bold"/>
    </style:style>
    <style:style style:name="P7" style:family="paragraph" style:parent-style-name="Standard">
      <style:paragraph-properties fo:line-height="150%" fo:text-align="justify" style:justify-single-word="false"/>
      <style:text-properties style:font-name="Times new roman" fo:font-size="12pt" fo:language="pt" fo:country="BR" fo:font-style="normal" fo:font-weight="bold" officeooo:rsid="001e9a92" officeooo:paragraph-rsid="000fbb39" style:font-size-asian="10.5pt" style:font-style-asian="normal" style:font-weight-asian="bold" style:font-size-complex="12pt" style:font-style-complex="normal" style:font-weight-complex="bold"/>
    </style:style>
    <style:style style:name="P8" style:family="paragraph" style:parent-style-name="Standard">
      <style:paragraph-properties fo:line-height="150%" fo:text-align="justify" style:justify-single-word="false"/>
      <style:text-properties style:font-name="Times new roman" fo:font-size="12pt" fo:language="pt" fo:country="BR" fo:font-style="normal" fo:font-weight="bold" officeooo:rsid="001c9e91" officeooo:paragraph-rsid="000fbb39" style:font-size-asian="10.5pt" style:font-style-asian="normal" style:font-weight-asian="bold" style:font-size-complex="12pt" style:font-style-complex="normal" style:font-weight-complex="bold"/>
    </style:style>
    <style:style style:name="P9" style:family="paragraph" style:parent-style-name="Standard">
      <style:paragraph-properties fo:line-height="150%" fo:text-align="justify" style:justify-single-word="false"/>
      <style:text-properties style:font-name="Times new roman" fo:font-size="12pt" fo:language="pt" fo:country="BR" fo:font-style="normal" fo:font-weight="bold" officeooo:rsid="00655708" officeooo:paragraph-rsid="0047b3cf" style:font-size-asian="10.5pt" style:font-style-asian="normal" style:font-weight-asian="bold" style:font-size-complex="12pt" style:font-style-complex="normal" style:font-weight-complex="bold"/>
    </style:style>
    <style:style style:name="P10" style:family="paragraph" style:parent-style-name="Standard">
      <style:paragraph-properties fo:line-height="150%" fo:text-align="justify" style:justify-single-word="false"/>
      <style:text-properties style:font-name="Times new roman" fo:font-size="12pt" fo:language="pt" fo:country="BR" fo:font-style="normal" fo:font-weight="bold" officeooo:rsid="00655708" officeooo:paragraph-rsid="0047d492" style:font-size-asian="10.5pt" style:font-style-asian="normal" style:font-weight-asian="bold" style:font-size-complex="12pt" style:font-style-complex="normal" style:font-weight-complex="bold"/>
    </style:style>
    <style:style style:name="P11" style:family="paragraph" style:parent-style-name="Standard">
      <style:paragraph-properties fo:line-height="150%" fo:text-align="justify" style:justify-single-word="false"/>
      <style:text-properties style:font-name="Times new roman" fo:font-size="12pt" fo:language="pt" fo:country="BR" fo:font-style="normal" fo:font-weight="bold" officeooo:rsid="00655708" officeooo:paragraph-rsid="004b5034" style:font-size-asian="10.5pt" style:font-style-asian="normal" style:font-weight-asian="bold" style:font-size-complex="12pt" style:font-style-complex="normal" style:font-weight-complex="bold"/>
    </style:style>
    <style:style style:name="P12" style:family="paragraph" style:parent-style-name="Standard">
      <style:paragraph-properties fo:line-height="150%" fo:text-align="justify" style:justify-single-word="false"/>
      <style:text-properties style:font-name="Times new roman" fo:font-size="12pt" fo:language="pt" fo:country="BR" fo:font-style="normal" fo:font-weight="bold" officeooo:rsid="00655708" officeooo:paragraph-rsid="004e20bd" style:font-size-asian="10.5pt" style:font-style-asian="normal" style:font-weight-asian="bold" style:font-size-complex="12pt" style:font-style-complex="normal" style:font-weight-complex="bold"/>
    </style:style>
    <style:style style:name="P13" style:family="paragraph" style:parent-style-name="Standard">
      <style:paragraph-properties fo:line-height="150%" fo:text-align="justify" style:justify-single-word="false"/>
      <style:text-properties style:font-name="Times new roman" fo:font-size="12pt" fo:language="pt" fo:country="BR" fo:font-style="normal" style:text-underline-style="none" fo:font-weight="normal" officeooo:rsid="00448694" officeooo:paragraph-rsid="000fbb39" style:font-size-asian="10.5pt" style:font-style-asian="normal" style:font-weight-asian="normal" style:font-size-complex="12pt" style:font-style-complex="normal" style:font-weight-complex="normal"/>
    </style:style>
    <style:style style:name="P14" style:family="paragraph" style:parent-style-name="Standard">
      <style:paragraph-properties fo:line-height="150%" fo:text-align="justify" style:justify-single-word="false"/>
      <style:text-properties style:font-name="Times new roman" fo:font-size="12pt" fo:language="pt" fo:country="BR" fo:font-style="normal" style:text-underline-style="none" fo:font-weight="normal" officeooo:rsid="00465df3" officeooo:paragraph-rsid="00380f5a" style:font-size-asian="10.5pt" style:font-style-asian="normal" style:font-weight-asian="normal" style:font-size-complex="12pt" style:font-style-complex="normal" style:font-weight-complex="normal"/>
    </style:style>
    <style:style style:name="P15" style:family="paragraph" style:parent-style-name="Standard">
      <style:paragraph-properties fo:line-height="150%" fo:text-align="justify" style:justify-single-word="false"/>
      <style:text-properties style:font-name="Times new roman" fo:font-size="12pt" fo:language="pt" fo:country="BR" fo:font-style="normal" style:text-underline-style="none" fo:font-weight="normal" officeooo:rsid="00465df3" officeooo:paragraph-rsid="0039f971" style:font-size-asian="10.5pt" style:font-style-asian="normal" style:font-weight-asian="normal" style:font-size-complex="12pt" style:font-style-complex="normal" style:font-weight-complex="normal"/>
    </style:style>
    <style:style style:name="P16" style:family="paragraph" style:parent-style-name="Standard">
      <style:paragraph-properties fo:line-height="150%" fo:text-align="justify" style:justify-single-word="false"/>
      <style:text-properties style:font-name="Times new roman" fo:font-size="12pt" fo:language="pt" fo:country="BR" fo:font-style="normal" style:text-underline-style="none" fo:font-weight="normal" officeooo:rsid="00728bcb" officeooo:paragraph-rsid="000fbb39" style:font-size-asian="10.5pt" style:font-style-asian="normal" style:font-weight-asian="normal" style:font-size-complex="12pt" style:font-style-complex="normal" style:font-weight-complex="normal"/>
    </style:style>
    <style:style style:name="P17" style:family="paragraph" style:parent-style-name="Standard">
      <style:paragraph-properties fo:line-height="150%" fo:text-align="justify" style:justify-single-word="false"/>
      <style:text-properties style:font-name="Times new roman" fo:font-size="12pt" fo:language="pt" fo:country="BR" fo:font-style="normal" style:text-underline-style="none" fo:font-weight="normal" officeooo:rsid="0039f971" officeooo:paragraph-rsid="0039f971" style:font-size-asian="10.5pt" style:font-style-asian="normal" style:font-weight-asian="normal" style:font-size-complex="12pt" style:font-style-complex="normal" style:font-weight-complex="normal"/>
    </style:style>
    <style:style style:name="P18" style:family="paragraph" style:parent-style-name="Standard">
      <style:paragraph-properties fo:line-height="150%" fo:text-align="justify" style:justify-single-word="false"/>
      <style:text-properties style:font-name="Times new roman" fo:font-size="12pt" fo:language="pt" fo:country="BR" fo:font-style="normal" style:text-underline-style="none" fo:font-weight="bold" officeooo:rsid="00465df3" officeooo:paragraph-rsid="000fbb39" style:font-size-asian="10.5pt" style:font-style-asian="normal" style:font-weight-asian="bold" style:font-size-complex="12pt" style:font-style-complex="normal" style:font-weight-complex="bold"/>
    </style:style>
    <style:style style:name="P19" style:family="paragraph" style:parent-style-name="Standard">
      <style:paragraph-properties fo:line-height="150%" fo:text-align="justify" style:justify-single-word="false"/>
      <style:text-properties style:font-name="Times new roman" fo:font-size="12pt" fo:language="pt" fo:country="BR" fo:font-style="normal" style:text-underline-style="none" fo:font-weight="bold" officeooo:rsid="00605746" officeooo:paragraph-rsid="000fbb39" style:font-size-asian="10.5pt" style:font-style-asian="normal" style:font-weight-asian="bold" style:font-size-complex="12pt" style:font-style-complex="normal" style:font-weight-complex="bold"/>
    </style:style>
    <style:style style:name="P20" style:family="paragraph" style:parent-style-name="Standard">
      <style:paragraph-properties fo:line-height="150%" fo:text-align="justify" style:justify-single-word="false"/>
      <style:text-properties style:font-name="Times new roman" fo:font-size="12pt" fo:language="pt" fo:country="BR" fo:font-style="normal" style:text-underline-style="none" fo:font-weight="bold" officeooo:rsid="00605746" officeooo:paragraph-rsid="003dbed6" style:font-size-asian="10.5pt" style:font-style-asian="normal" style:font-weight-asian="bold" style:font-size-complex="12pt" style:font-style-complex="normal" style:font-weight-complex="bold"/>
    </style:style>
    <style:style style:name="P21" style:family="paragraph" style:parent-style-name="Standard">
      <style:paragraph-properties fo:line-height="150%" fo:text-align="justify" style:justify-single-word="false"/>
      <style:text-properties style:font-name="Times new roman" fo:font-size="12pt" fo:language="pt" fo:country="BR" fo:font-style="normal" style:text-underline-style="none" fo:font-weight="bold" officeooo:rsid="00605746" officeooo:paragraph-rsid="0041a07e" style:font-size-asian="10.5pt" style:font-style-asian="normal" style:font-weight-asian="bold" style:font-size-complex="12pt" style:font-style-complex="normal" style:font-weight-complex="bold"/>
    </style:style>
    <style:style style:name="P22" style:family="paragraph" style:parent-style-name="Standard">
      <style:paragraph-properties fo:line-height="150%" fo:text-align="justify" style:justify-single-word="false"/>
      <style:text-properties style:font-name="Times new roman" fo:font-size="12pt" fo:language="pt" fo:country="BR" fo:font-style="normal" style:text-underline-style="none" fo:font-weight="bold" officeooo:rsid="00605746" officeooo:paragraph-rsid="00429864" style:font-size-asian="10.5pt" style:font-style-asian="normal" style:font-weight-asian="bold" style:font-size-complex="12pt" style:font-style-complex="normal" style:font-weight-complex="bold"/>
    </style:style>
    <style:style style:name="P23" style:family="paragraph" style:parent-style-name="Standard">
      <style:paragraph-properties fo:line-height="150%" fo:text-align="justify" style:justify-single-word="false"/>
      <style:text-properties style:font-name="Times new roman" fo:font-size="12pt" fo:language="pt" fo:country="BR" fo:font-style="normal" style:text-underline-style="none" fo:font-weight="bold" officeooo:rsid="00655708" officeooo:paragraph-rsid="000fbb39" style:font-size-asian="10.5pt" style:font-style-asian="normal" style:font-weight-asian="bold" style:font-size-complex="12pt" style:font-style-complex="normal" style:font-weight-complex="bold"/>
    </style:style>
    <style:style style:name="P24" style:family="paragraph" style:parent-style-name="Standard">
      <style:paragraph-properties fo:line-height="150%" fo:text-align="center" style:justify-single-word="false"/>
      <style:text-properties style:font-name="Times new roman" fo:font-size="12pt" fo:language="pt" fo:country="BR" fo:font-weight="bold" officeooo:rsid="00176ef8" officeooo:paragraph-rsid="000fbb39" style:font-size-asian="10.5pt" style:font-weight-asian="bold" style:font-size-complex="12pt" style:font-weight-complex="bold"/>
    </style:style>
    <style:style style:name="P25" style:family="paragraph" style:parent-style-name="Standard">
      <style:paragraph-properties fo:line-height="150%" fo:text-align="justify" style:justify-single-word="false"/>
      <style:text-properties style:font-name="Times new roman" fo:font-size="12pt" fo:font-style="normal" fo:font-weight="normal" officeooo:rsid="001c9e91" officeooo:paragraph-rsid="000fbb39" style:font-size-asian="10.5pt" style:font-style-asian="normal" style:font-weight-asian="normal" style:font-size-complex="12pt" style:font-style-complex="normal" style:font-weight-complex="normal"/>
    </style:style>
    <style:style style:name="P26" style:family="paragraph" style:parent-style-name="Standard">
      <style:paragraph-properties fo:line-height="150%" fo:text-align="center" style:justify-single-word="false"/>
      <style:text-properties style:font-name="Times new roman" fo:font-size="14pt" fo:language="pt" fo:country="BR" fo:font-weight="bold" officeooo:rsid="00176ef8" officeooo:paragraph-rsid="000fbb39" style:font-size-asian="14pt" style:font-weight-asian="bold" style:font-size-complex="14pt" style:font-weight-complex="bold"/>
    </style:style>
    <style:style style:name="P27" style:family="paragraph" style:parent-style-name="Standard">
      <style:paragraph-properties fo:line-height="150%" fo:text-align="center" style:justify-single-word="false"/>
      <style:text-properties style:font-name="Times new roman" fo:font-size="10pt" fo:language="pt" fo:country="BR" fo:font-style="italic" fo:font-weight="normal" officeooo:rsid="001924a0" officeooo:paragraph-rsid="000fbb39" style:font-size-asian="8.75pt" style:font-style-asian="italic" style:font-weight-asian="normal" style:font-size-complex="10pt" style:font-style-complex="italic" style:font-weight-complex="normal"/>
    </style:style>
    <style:style style:name="P28" style:family="paragraph" style:parent-style-name="Standard">
      <style:paragraph-properties fo:line-height="150%" fo:text-align="justify" style:justify-single-word="false"/>
      <style:text-properties officeooo:paragraph-rsid="000fbb39"/>
    </style:style>
    <style:style style:name="P29" style:family="paragraph" style:parent-style-name="Standard">
      <style:paragraph-properties fo:line-height="150%" fo:text-align="justify" style:justify-single-word="false"/>
      <style:text-properties officeooo:paragraph-rsid="0010f170"/>
    </style:style>
    <style:style style:name="P30" style:family="paragraph" style:parent-style-name="Standard">
      <style:paragraph-properties fo:line-height="150%" fo:text-align="justify" style:justify-single-word="false"/>
      <style:text-properties officeooo:paragraph-rsid="001ac26b"/>
    </style:style>
    <style:style style:name="P31" style:family="paragraph" style:parent-style-name="Standard">
      <style:paragraph-properties fo:line-height="150%" fo:text-align="justify" style:justify-single-word="false"/>
      <style:text-properties officeooo:paragraph-rsid="001da8b3"/>
    </style:style>
    <style:style style:name="P32" style:family="paragraph" style:parent-style-name="Standard">
      <style:paragraph-properties fo:line-height="150%" fo:text-align="justify" style:justify-single-word="false"/>
      <style:text-properties officeooo:paragraph-rsid="002097d7"/>
    </style:style>
    <style:style style:name="P33" style:family="paragraph" style:parent-style-name="Standard">
      <style:paragraph-properties fo:line-height="150%" fo:text-align="justify" style:justify-single-word="false"/>
      <style:text-properties officeooo:paragraph-rsid="00254294"/>
    </style:style>
    <style:style style:name="P34" style:family="paragraph" style:parent-style-name="Standard">
      <style:paragraph-properties fo:line-height="150%" fo:text-align="justify" style:justify-single-word="false"/>
      <style:text-properties officeooo:paragraph-rsid="0025b601"/>
    </style:style>
    <style:style style:name="P35" style:family="paragraph" style:parent-style-name="Standard">
      <style:paragraph-properties fo:line-height="150%" fo:text-align="center" style:justify-single-word="false"/>
      <style:text-properties officeooo:paragraph-rsid="000fbb39"/>
    </style:style>
    <style:style style:name="P36" style:family="paragraph" style:parent-style-name="Standard">
      <style:paragraph-properties fo:line-height="150%" fo:text-align="justify" style:justify-single-word="false"/>
      <style:text-properties fo:font-weight="bold" officeooo:rsid="00465df3" officeooo:paragraph-rsid="000fbb39" style:font-weight-asian="bold" style:font-weight-complex="bold"/>
    </style:style>
    <style:style style:name="P37" style:family="paragraph" style:parent-style-name="Standard">
      <style:paragraph-properties fo:line-height="150%" fo:text-align="justify" style:justify-single-word="false"/>
      <style:text-properties fo:font-weight="normal" officeooo:rsid="00465df3" officeooo:paragraph-rsid="002d4ff2" style:font-weight-asian="normal" style:font-weight-complex="normal"/>
    </style:style>
    <style:style style:name="P38" style:family="paragraph" style:parent-style-name="Standard">
      <style:paragraph-properties fo:line-height="150%" fo:text-align="justify" style:justify-single-word="false"/>
      <style:text-properties fo:font-weight="normal" officeooo:rsid="00465df3" officeooo:paragraph-rsid="00353703" style:font-weight-asian="normal" style:font-weight-complex="normal"/>
    </style:style>
    <style:style style:name="T1" style:family="text">
      <style:text-properties officeooo:rsid="001fc0b4"/>
    </style:style>
    <style:style style:name="T2" style:family="text">
      <style:text-properties style:font-name="Times new roman" fo:font-size="10pt" fo:language="pt" fo:country="BR" fo:font-style="italic" fo:font-weight="normal" officeooo:rsid="00176ef8" style:font-size-asian="8.75pt" style:font-style-asian="italic" style:font-weight-asian="normal" style:font-size-complex="10pt" style:font-style-complex="italic" style:font-weight-complex="normal"/>
    </style:style>
    <style:style style:name="T3" style:family="text">
      <style:text-properties style:font-name="Times new roman" fo:font-size="10pt" fo:language="pt" fo:country="BR" fo:font-style="italic" fo:font-weight="normal" officeooo:rsid="001ad215" style:font-size-asian="8.75pt" style:font-style-asian="italic" style:font-weight-asian="normal" style:font-size-complex="10pt" style:font-style-complex="italic" style:font-weight-complex="normal"/>
    </style:style>
    <style:style style:name="T4" style:family="text">
      <style:text-properties style:font-name="Times new roman" fo:font-size="12pt" fo:language="pt" fo:country="BR" fo:font-style="normal" fo:font-weight="normal" officeooo:rsid="001924a0" style:font-size-asian="10.5pt" style:font-style-asian="normal" style:font-weight-asian="normal" style:font-size-complex="12pt" style:font-style-complex="normal" style:font-weight-complex="normal"/>
    </style:style>
    <style:style style:name="T5" style:family="text">
      <style:text-properties style:font-name="Times new roman" fo:font-size="12pt" fo:language="pt" fo:country="BR" fo:font-style="normal" fo:font-weight="normal" officeooo:rsid="00746432" style:font-size-asian="10.5pt" style:font-style-asian="normal" style:font-weight-asian="normal" style:font-size-complex="12pt" style:font-style-complex="normal" style:font-weight-complex="normal"/>
    </style:style>
    <style:style style:name="T6" style:family="text">
      <style:text-properties style:font-name="Times new roman" fo:font-size="12pt" fo:language="pt" fo:country="BR" fo:font-style="normal" fo:font-weight="normal" officeooo:rsid="0079b1cd" style:font-size-asian="10.5pt" style:font-style-asian="normal" style:font-weight-asian="normal" style:font-size-complex="12pt" style:font-style-complex="normal" style:font-weight-complex="normal"/>
    </style:style>
    <style:style style:name="T7" style:family="text">
      <style:text-properties style:font-name="Times new roman" fo:font-size="12pt" fo:language="pt" fo:country="BR" fo:font-style="normal" fo:font-weight="normal" officeooo:rsid="0073866f" style:font-size-asian="10.5pt" style:font-style-asian="normal" style:font-weight-asian="normal" style:font-size-complex="12pt" style:font-style-complex="normal" style:font-weight-complex="normal"/>
    </style:style>
    <style:style style:name="T8" style:family="text">
      <style:text-properties style:font-name="Times new roman" fo:font-size="12pt" fo:language="pt" fo:country="BR" fo:font-style="normal" fo:font-weight="normal" officeooo:rsid="007b4818" style:font-size-asian="10.5pt" style:font-style-asian="normal" style:font-weight-asian="normal" style:font-size-complex="12pt" style:font-style-complex="normal" style:font-weight-complex="normal"/>
    </style:style>
    <style:style style:name="T9" style:family="text">
      <style:text-properties style:font-name="Times new roman" fo:font-size="12pt" fo:language="pt" fo:country="BR" fo:font-style="normal" fo:font-weight="normal" officeooo:rsid="0073e7d9" style:font-size-asian="10.5pt" style:font-style-asian="normal" style:font-weight-asian="normal" style:font-size-complex="12pt" style:font-style-complex="normal" style:font-weight-complex="normal"/>
    </style:style>
    <style:style style:name="T10" style:family="text">
      <style:text-properties style:font-name="Times new roman" fo:font-size="12pt" fo:language="pt" fo:country="BR" fo:font-style="normal" fo:font-weight="normal" officeooo:rsid="00744033" style:font-size-asian="10.5pt" style:font-style-asian="normal" style:font-weight-asian="normal" style:font-size-complex="12pt" style:font-style-complex="normal" style:font-weight-complex="normal"/>
    </style:style>
    <style:style style:name="T11" style:family="text">
      <style:text-properties style:font-name="Times new roman" fo:font-size="12pt" fo:language="pt" fo:country="BR" fo:font-style="normal" fo:font-weight="normal" officeooo:rsid="000fbb39" style:font-size-asian="10.5pt" style:font-style-asian="normal" style:font-weight-asian="normal" style:font-size-complex="12pt" style:font-style-complex="normal" style:font-weight-complex="normal"/>
    </style:style>
    <style:style style:name="T12" style:family="text">
      <style:text-properties style:font-name="Times new roman" fo:font-size="12pt" fo:language="pt" fo:country="BR" fo:font-style="normal" fo:font-weight="normal" officeooo:rsid="000fe0df" style:font-size-asian="10.5pt" style:font-style-asian="normal" style:font-weight-asian="normal" style:font-size-complex="12pt" style:font-style-complex="normal" style:font-weight-complex="normal"/>
    </style:style>
    <style:style style:name="T13" style:family="text">
      <style:text-properties style:font-name="Times new roman" fo:font-size="12pt" fo:language="pt" fo:country="BR" fo:font-style="normal" fo:font-weight="normal" officeooo:rsid="0010ec01" style:font-size-asian="10.5pt" style:font-style-asian="normal" style:font-weight-asian="normal" style:font-size-complex="12pt" style:font-style-complex="normal" style:font-weight-complex="normal"/>
    </style:style>
    <style:style style:name="T14" style:family="text">
      <style:text-properties style:font-name="Times new roman" fo:font-size="12pt" fo:language="pt" fo:country="BR" fo:font-style="normal" fo:font-weight="normal" officeooo:rsid="001220b8" style:font-size-asian="10.5pt" style:font-style-asian="normal" style:font-weight-asian="normal" style:font-size-complex="12pt" style:font-style-complex="normal" style:font-weight-complex="normal"/>
    </style:style>
    <style:style style:name="T15" style:family="text">
      <style:text-properties style:font-name="Times new roman" fo:font-size="12pt" fo:language="pt" fo:country="BR" fo:font-style="normal" style:text-underline-style="none" fo:font-weight="normal" officeooo:rsid="001924a0" style:font-size-asian="10.5pt" style:font-style-asian="normal" style:font-weight-asian="normal" style:font-size-complex="12pt" style:font-style-complex="normal" style:font-weight-complex="normal"/>
    </style:style>
    <style:style style:name="T16" style:family="text">
      <style:text-properties style:font-name="Times new roman" fo:font-size="12pt" fo:language="pt" fo:country="BR" fo:font-style="normal" style:text-underline-style="none" fo:font-weight="normal" officeooo:rsid="003546bc" style:font-size-asian="10.5pt" style:font-style-asian="normal" style:font-weight-asian="normal" style:font-size-complex="12pt" style:font-style-complex="normal" style:font-weight-complex="normal"/>
    </style:style>
    <style:style style:name="T17" style:family="text">
      <style:text-properties style:font-name="Times new roman" fo:font-size="12pt" fo:language="pt" fo:country="BR" fo:font-style="normal" style:text-underline-style="none" fo:font-weight="normal" officeooo:rsid="0030714c" style:font-size-asian="10.5pt" style:font-style-asian="normal" style:font-weight-asian="normal" style:font-size-complex="12pt" style:font-style-complex="normal" style:font-weight-complex="normal"/>
    </style:style>
    <style:style style:name="T18" style:family="text">
      <style:text-properties style:font-name="Times new roman" fo:font-size="12pt" fo:language="pt" fo:country="BR" fo:font-style="normal" style:text-underline-style="none" fo:font-weight="normal" officeooo:rsid="0010ec01" style:font-size-asian="10.5pt" style:font-style-asian="normal" style:font-weight-asian="normal" style:font-size-complex="12pt" style:font-style-complex="normal" style:font-weight-complex="normal"/>
    </style:style>
    <style:style style:name="T19" style:family="text">
      <style:text-properties style:font-name="Times new roman" fo:font-size="12pt" fo:language="pt" fo:country="BR" fo:font-style="normal" style:text-underline-style="none" fo:font-weight="normal" officeooo:rsid="0010f170" style:font-size-asian="10.5pt" style:font-style-asian="normal" style:font-weight-asian="normal" style:font-size-complex="12pt" style:font-style-complex="normal" style:font-weight-complex="normal"/>
    </style:style>
    <style:style style:name="T20" style:family="text">
      <style:text-properties style:font-name="Times new roman" fo:font-size="12pt" fo:language="pt" fo:country="BR" fo:font-style="normal" style:text-underline-style="none" fo:font-weight="normal" officeooo:rsid="001220b8" style:font-size-asian="10.5pt" style:font-style-asian="normal" style:font-weight-asian="normal" style:font-size-complex="12pt" style:font-style-complex="normal" style:font-weight-complex="normal"/>
    </style:style>
    <style:style style:name="T21" style:family="text">
      <style:text-properties style:font-name="Times new roman" fo:font-size="12pt" fo:language="pt" fo:country="BR" fo:font-style="normal" style:text-underline-style="none" fo:font-weight="normal" officeooo:rsid="00123b1c" style:font-size-asian="10.5pt" style:font-style-asian="normal" style:font-weight-asian="normal" style:font-size-complex="12pt" style:font-style-complex="normal" style:font-weight-complex="normal"/>
    </style:style>
    <style:style style:name="T22" style:family="text">
      <style:text-properties style:font-name="Times new roman" fo:font-size="12pt" fo:language="pt" fo:country="BR" fo:font-style="normal" style:text-underline-style="none" fo:font-weight="normal" officeooo:rsid="0013cdd4" style:font-size-asian="10.5pt" style:font-style-asian="normal" style:font-weight-asian="normal" style:font-size-complex="12pt" style:font-style-complex="normal" style:font-weight-complex="normal"/>
    </style:style>
    <style:style style:name="T23" style:family="text">
      <style:text-properties style:font-name="Times new roman" fo:font-size="12pt" fo:language="pt" fo:country="BR" fo:font-style="normal" style:text-underline-style="none" fo:font-weight="normal" officeooo:rsid="0015deaf" style:font-size-asian="10.5pt" style:font-style-asian="normal" style:font-weight-asian="normal" style:font-size-complex="12pt" style:font-style-complex="normal" style:font-weight-complex="normal"/>
    </style:style>
    <style:style style:name="T24" style:family="text">
      <style:text-properties style:font-name="Times new roman" fo:font-size="12pt" fo:language="pt" fo:country="BR" fo:font-style="normal" style:text-underline-style="none" fo:font-weight="normal" officeooo:rsid="0017d2b8" style:font-size-asian="10.5pt" style:font-style-asian="normal" style:font-weight-asian="normal" style:font-size-complex="12pt" style:font-style-complex="normal" style:font-weight-complex="normal"/>
    </style:style>
    <style:style style:name="T25" style:family="text">
      <style:text-properties style:font-name="Times new roman" fo:font-size="12pt" fo:language="pt" fo:country="BR" fo:font-style="normal" style:text-underline-style="none" fo:font-weight="normal" officeooo:rsid="0019b407" style:font-size-asian="10.5pt" style:font-style-asian="normal" style:font-weight-asian="normal" style:font-size-complex="12pt" style:font-style-complex="normal" style:font-weight-complex="normal"/>
    </style:style>
    <style:style style:name="T26" style:family="text">
      <style:text-properties style:font-name="Times new roman" fo:font-size="12pt" fo:language="pt" fo:country="BR" fo:font-style="normal" style:text-underline-style="none" fo:font-weight="normal" officeooo:rsid="001a16c6" style:font-size-asian="10.5pt" style:font-style-asian="normal" style:font-weight-asian="normal" style:font-size-complex="12pt" style:font-style-complex="normal" style:font-weight-complex="normal"/>
    </style:style>
    <style:style style:name="T27" style:family="text">
      <style:text-properties style:font-name="Times new roman" fo:font-size="12pt" fo:language="pt" fo:country="BR" fo:font-style="normal" style:text-underline-style="none" fo:font-weight="normal" officeooo:rsid="001ac26b" style:font-size-asian="10.5pt" style:font-style-asian="normal" style:font-weight-asian="normal" style:font-size-complex="12pt" style:font-style-complex="normal" style:font-weight-complex="normal"/>
    </style:style>
    <style:style style:name="T28" style:family="text">
      <style:text-properties style:font-name="Times new roman" fo:font-size="12pt" fo:language="pt" fo:country="BR" fo:font-style="normal" style:text-underline-style="none" fo:font-weight="normal" officeooo:rsid="001da8b3" style:font-size-asian="10.5pt" style:font-style-asian="normal" style:font-weight-asian="normal" style:font-size-complex="12pt" style:font-style-complex="normal" style:font-weight-complex="normal"/>
    </style:style>
    <style:style style:name="T29" style:family="text">
      <style:text-properties style:font-name="Times new roman" fo:font-size="12pt" fo:language="pt" fo:country="BR" fo:font-style="normal" style:text-underline-style="none" fo:font-weight="normal" officeooo:rsid="001f6b6b" style:font-size-asian="10.5pt" style:font-style-asian="normal" style:font-weight-asian="normal" style:font-size-complex="12pt" style:font-style-complex="normal" style:font-weight-complex="normal"/>
    </style:style>
    <style:style style:name="T30" style:family="text">
      <style:text-properties style:font-name="Times new roman" fo:font-size="12pt" fo:language="pt" fo:country="BR" fo:font-style="normal" style:text-underline-style="none" fo:font-weight="normal" officeooo:rsid="001fff15" style:font-size-asian="10.5pt" style:font-style-asian="normal" style:font-weight-asian="normal" style:font-size-complex="12pt" style:font-style-complex="normal" style:font-weight-complex="normal"/>
    </style:style>
    <style:style style:name="T31" style:family="text">
      <style:text-properties style:font-name="Times new roman" fo:font-size="12pt" fo:language="pt" fo:country="BR" fo:font-style="normal" style:text-underline-style="none" fo:font-weight="normal" officeooo:rsid="002097d7" style:font-size-asian="10.5pt" style:font-style-asian="normal" style:font-weight-asian="normal" style:font-size-complex="12pt" style:font-style-complex="normal" style:font-weight-complex="normal"/>
    </style:style>
    <style:style style:name="T32" style:family="text">
      <style:text-properties style:font-name="Times new roman" fo:font-size="12pt" fo:language="pt" fo:country="BR" fo:font-style="normal" style:text-underline-style="none" fo:font-weight="normal" officeooo:rsid="00214595" style:font-size-asian="10.5pt" style:font-style-asian="normal" style:font-weight-asian="normal" style:font-size-complex="12pt" style:font-style-complex="normal" style:font-weight-complex="normal"/>
    </style:style>
    <style:style style:name="T33" style:family="text">
      <style:text-properties style:font-name="Times new roman" fo:font-size="12pt" fo:language="pt" fo:country="BR" fo:font-style="normal" style:text-underline-style="none" fo:font-weight="normal" officeooo:rsid="00223695" style:font-size-asian="10.5pt" style:font-style-asian="normal" style:font-weight-asian="normal" style:font-size-complex="12pt" style:font-style-complex="normal" style:font-weight-complex="normal"/>
    </style:style>
    <style:style style:name="T34" style:family="text">
      <style:text-properties style:font-name="Times new roman" fo:font-size="12pt" fo:language="pt" fo:country="BR" fo:font-style="normal" style:text-underline-style="none" fo:font-weight="normal" officeooo:rsid="00254294" style:font-size-asian="10.5pt" style:font-style-asian="normal" style:font-weight-asian="normal" style:font-size-complex="12pt" style:font-style-complex="normal" style:font-weight-complex="normal"/>
    </style:style>
    <style:style style:name="T35" style:family="text">
      <style:text-properties style:font-name="Times new roman" fo:font-size="12pt" fo:language="pt" fo:country="BR" fo:font-style="normal" style:text-underline-style="none" fo:font-weight="normal" officeooo:rsid="0025b601" style:font-size-asian="10.5pt" style:font-style-asian="normal" style:font-weight-asian="normal" style:font-size-complex="12pt" style:font-style-complex="normal" style:font-weight-complex="normal"/>
    </style:style>
    <style:style style:name="T36" style:family="text">
      <style:text-properties style:font-name="Times new roman" fo:font-size="12pt" fo:language="pt" fo:country="BR" fo:font-style="normal" style:text-underline-style="none" fo:font-weight="normal" officeooo:rsid="002e4dbb" style:font-size-asian="10.5pt" style:font-style-asian="normal" style:font-weight-asian="normal" style:font-size-complex="12pt" style:font-style-complex="normal" style:font-weight-complex="normal"/>
    </style:style>
    <style:style style:name="T37" style:family="text">
      <style:text-properties style:font-name="Times new roman" fo:font-size="12pt" fo:language="pt" fo:country="BR" fo:font-style="normal" style:text-underline-style="none" style:font-size-asian="10.5pt" style:font-style-asian="normal" style:font-size-complex="12pt" style:font-style-complex="normal"/>
    </style:style>
    <style:style style:name="T38" style:family="text">
      <style:text-properties style:font-name="Times new roman" fo:font-size="12pt" fo:language="pt" fo:country="BR" fo:font-style="normal" style:text-underline-style="none" officeooo:rsid="003a5f47" style:font-size-asian="10.5pt" style:font-style-asian="normal" style:font-size-complex="12pt" style:font-style-complex="normal"/>
    </style:style>
    <style:style style:name="T39" style:family="text">
      <style:text-properties style:font-name="Times new roman" fo:font-size="12pt" fo:language="pt" fo:country="BR" fo:font-style="normal" style:text-underline-style="none" officeooo:rsid="0083ec74" style:font-size-asian="10.5pt" style:font-style-asian="normal" style:font-size-complex="12pt" style:font-style-complex="normal"/>
    </style:style>
    <style:style style:name="T40" style:family="text">
      <style:text-properties style:font-name="Times new roman" fo:font-size="12pt" fo:language="pt" fo:country="BR" fo:font-style="normal" style:text-underline-style="none" officeooo:rsid="0028434f" style:font-size-asian="10.5pt" style:font-style-asian="normal" style:font-size-complex="12pt" style:font-style-complex="normal"/>
    </style:style>
    <style:style style:name="T41" style:family="text">
      <style:text-properties style:font-name="Times new roman" fo:font-size="12pt" fo:language="pt" fo:country="BR" fo:font-style="normal" style:text-underline-style="none" officeooo:rsid="001924a0" style:font-size-asian="10.5pt" style:font-style-asian="normal" style:font-size-complex="12pt" style:font-style-complex="normal"/>
    </style:style>
    <style:style style:name="T42" style:family="text">
      <style:text-properties style:font-name="Times new roman" fo:font-size="12pt" fo:language="pt" fo:country="BR" fo:font-style="normal" style:text-underline-style="none" officeooo:rsid="002a28e6" style:font-size-asian="10.5pt" style:font-style-asian="normal" style:font-size-complex="12pt" style:font-style-complex="normal"/>
    </style:style>
    <style:style style:name="T43" style:family="text">
      <style:text-properties style:font-name="Times new roman" fo:font-size="12pt" fo:language="pt" fo:country="BR" fo:font-style="normal" style:text-underline-style="none" officeooo:rsid="002bc0bb" style:font-size-asian="10.5pt" style:font-style-asian="normal" style:font-size-complex="12pt" style:font-style-complex="normal"/>
    </style:style>
    <style:style style:name="T44" style:family="text">
      <style:text-properties style:font-name="Times new roman" fo:font-size="12pt" fo:language="pt" fo:country="BR" fo:font-style="normal" style:text-underline-style="none" officeooo:rsid="002d4ff2" style:font-size-asian="10.5pt" style:font-style-asian="normal" style:font-size-complex="12pt" style:font-style-complex="normal"/>
    </style:style>
    <style:style style:name="T45" style:family="text">
      <style:text-properties style:font-name="Times new roman" fo:font-size="12pt" fo:language="pt" fo:country="BR" fo:font-style="normal" style:text-underline-style="none" officeooo:rsid="002e4dbb" style:font-size-asian="10.5pt" style:font-style-asian="normal" style:font-size-complex="12pt" style:font-style-complex="normal"/>
    </style:style>
    <style:style style:name="T46" style:family="text">
      <style:text-properties style:font-name="Times new roman" fo:font-size="12pt" fo:language="pt" fo:country="BR" fo:font-style="normal" style:text-underline-style="none" officeooo:rsid="002eb661" style:font-size-asian="10.5pt" style:font-style-asian="normal" style:font-size-complex="12pt" style:font-style-complex="normal"/>
    </style:style>
    <style:style style:name="T47" style:family="text">
      <style:text-properties style:font-name="Times new roman" fo:font-size="12pt" fo:language="pt" fo:country="BR" fo:font-style="normal" style:text-underline-style="none" officeooo:rsid="00306ac1" style:font-size-asian="10.5pt" style:font-style-asian="normal" style:font-size-complex="12pt" style:font-style-complex="normal"/>
    </style:style>
    <style:style style:name="T48" style:family="text">
      <style:text-properties style:font-name="Times new roman" fo:font-size="12pt" fo:language="pt" fo:country="BR" fo:font-style="normal" style:text-underline-style="none" officeooo:rsid="0031c52c" style:font-size-asian="10.5pt" style:font-style-asian="normal" style:font-size-complex="12pt" style:font-style-complex="normal"/>
    </style:style>
    <style:style style:name="T49" style:family="text">
      <style:text-properties style:font-name="Times new roman" fo:font-size="12pt" fo:language="pt" fo:country="BR" fo:font-style="normal" style:text-underline-style="none" officeooo:rsid="0033b7dc" style:font-size-asian="10.5pt" style:font-style-asian="normal" style:font-size-complex="12pt" style:font-style-complex="normal"/>
    </style:style>
    <style:style style:name="T50" style:family="text">
      <style:text-properties style:font-name="Times new roman" fo:font-size="12pt" fo:language="pt" fo:country="BR" fo:font-style="normal" style:text-underline-style="none" officeooo:rsid="0034291d" style:font-size-asian="10.5pt" style:font-style-asian="normal" style:font-size-complex="12pt" style:font-style-complex="normal"/>
    </style:style>
    <style:style style:name="T51" style:family="text">
      <style:text-properties style:font-name="Times new roman" fo:font-size="12pt" fo:language="pt" fo:country="BR" fo:font-style="normal" style:text-underline-style="none" officeooo:rsid="00353703" style:font-size-asian="10.5pt" style:font-style-asian="normal" style:font-size-complex="12pt" style:font-style-complex="normal"/>
    </style:style>
    <style:style style:name="T52" style:family="text">
      <style:text-properties style:font-name="Times new roman" fo:font-size="12pt" fo:language="pt" fo:country="BR" fo:font-style="normal" style:text-underline-style="none" officeooo:rsid="00366d5d" style:font-size-asian="10.5pt" style:font-style-asian="normal" style:font-size-complex="12pt" style:font-style-complex="normal"/>
    </style:style>
    <style:style style:name="T53" style:family="text">
      <style:text-properties style:font-name="Times new roman" fo:font-size="12pt" fo:language="pt" fo:country="BR" fo:font-style="normal" style:text-underline-style="none" fo:font-weight="bold" officeooo:rsid="00353703" style:font-size-asian="10.5pt" style:font-style-asian="normal" style:font-weight-asian="bold" style:font-size-complex="12pt" style:font-style-complex="normal" style:font-weight-complex="bold"/>
    </style:style>
    <style:style style:name="T54" style:family="text">
      <style:text-properties style:font-name="Times new roman" fo:font-size="12pt" fo:language="pt" fo:country="BR" fo:font-style="normal" style:text-underline-style="none" fo:font-weight="bold" officeooo:rsid="005f253b" style:font-size-asian="10.5pt" style:font-style-asian="normal" style:font-weight-asian="bold" style:font-size-complex="12pt" style:font-style-complex="normal" style:font-weight-complex="bold"/>
    </style:style>
    <style:style style:name="T55" style:family="text">
      <style:text-properties style:font-name="Times new roman" fo:font-size="12pt" fo:language="pt" fo:country="BR" fo:font-style="italic" fo:font-weight="normal" officeooo:rsid="0073e7d9" style:font-size-asian="10.5pt" style:font-style-asian="italic" style:font-weight-asian="normal" style:font-size-complex="12pt" style:font-style-complex="italic" style:font-weight-complex="normal"/>
    </style:style>
    <style:style style:name="T56" style:family="text">
      <style:text-properties style:font-name="Times new roman" fo:font-size="12pt" fo:language="pt" fo:country="BR" fo:font-style="italic" fo:font-weight="normal" officeooo:rsid="00448694" style:font-size-asian="10.5pt" style:font-style-asian="italic" style:font-weight-asian="normal" style:font-size-complex="12pt" style:font-style-complex="italic" style:font-weight-complex="normal"/>
    </style:style>
    <style:style style:name="T57" style:family="text">
      <style:text-properties style:font-name="Times new roman" fo:font-size="12pt" fo:language="pt" fo:country="BR" fo:font-style="italic" fo:font-weight="normal" officeooo:rsid="000fbb39" style:font-size-asian="10.5pt" style:font-style-asian="italic" style:font-weight-asian="normal" style:font-size-complex="12pt" style:font-style-complex="italic" style:font-weight-complex="normal"/>
    </style:style>
    <style:style style:name="T58" style:family="text">
      <style:text-properties style:font-name="Times new roman" fo:font-size="12pt" fo:language="pt" fo:country="BR" fo:font-style="italic" fo:font-weight="normal" officeooo:rsid="000fe0df" style:font-size-asian="10.5pt" style:font-style-asian="italic" style:font-weight-asian="normal" style:font-size-complex="12pt" style:font-style-complex="italic" style:font-weight-complex="normal"/>
    </style:style>
    <style:style style:name="T59" style:family="text">
      <style:text-properties style:font-name="Times new roman" fo:font-size="12pt" fo:language="pt" fo:country="BR" fo:font-style="italic" fo:font-weight="normal" officeooo:rsid="0010ec01" style:font-size-asian="10.5pt" style:font-style-asian="italic" style:font-weight-asian="normal" style:font-size-complex="12pt" style:font-style-complex="italic" style:font-weight-complex="normal"/>
    </style:style>
    <style:style style:name="T60" style:family="text">
      <style:text-properties style:font-name="Times new roman" fo:font-size="12pt" fo:language="pt" fo:country="BR" fo:font-style="italic" style:text-underline-style="none" fo:font-weight="normal" officeooo:rsid="001924a0" style:font-size-asian="10.5pt" style:font-style-asian="italic" style:font-weight-asian="normal" style:font-size-complex="12pt" style:font-style-complex="italic" style:font-weight-complex="normal"/>
    </style:style>
    <style:style style:name="T61" style:family="text">
      <style:text-properties style:font-name="Times new roman" fo:font-size="12pt" fo:language="pt" fo:country="BR" fo:font-style="italic" style:text-underline-style="none" fo:font-weight="normal" officeooo:rsid="0010ec01" style:font-size-asian="10.5pt" style:font-style-asian="italic" style:font-weight-asian="normal" style:font-size-complex="12pt" style:font-style-complex="italic" style:font-weight-complex="normal"/>
    </style:style>
    <style:style style:name="T62" style:family="text">
      <style:text-properties style:font-name="Times new roman" fo:font-size="12pt" fo:language="pt" fo:country="BR" fo:font-style="italic" style:text-underline-style="none" fo:font-weight="normal" officeooo:rsid="001220b8" style:font-size-asian="10.5pt" style:font-style-asian="italic" style:font-weight-asian="normal" style:font-size-complex="12pt" style:font-style-complex="italic" style:font-weight-complex="normal"/>
    </style:style>
    <style:style style:name="T63" style:family="text">
      <style:text-properties style:font-name="Times new roman" fo:font-size="12pt" fo:language="pt" fo:country="BR" fo:font-style="italic" style:text-underline-style="none" fo:font-weight="normal" officeooo:rsid="00123b1c" style:font-size-asian="10.5pt" style:font-style-asian="italic" style:font-weight-asian="normal" style:font-size-complex="12pt" style:font-style-complex="italic" style:font-weight-complex="normal"/>
    </style:style>
    <style:style style:name="T64" style:family="text">
      <style:text-properties style:font-name="Times new roman" fo:font-size="12pt" fo:language="pt" fo:country="BR" fo:font-style="italic" style:text-underline-style="none" fo:font-weight="normal" officeooo:rsid="0013cdd4" style:font-size-asian="10.5pt" style:font-style-asian="italic" style:font-weight-asian="normal" style:font-size-complex="12pt" style:font-style-complex="italic" style:font-weight-complex="normal"/>
    </style:style>
    <style:style style:name="T65" style:family="text">
      <style:text-properties style:font-name="Times new roman" fo:font-size="12pt" fo:language="pt" fo:country="BR" fo:font-style="italic" style:text-underline-style="none" fo:font-weight="normal" officeooo:rsid="0015deaf" style:font-size-asian="10.5pt" style:font-style-asian="italic" style:font-weight-asian="normal" style:font-size-complex="12pt" style:font-style-complex="italic" style:font-weight-complex="normal"/>
    </style:style>
    <style:style style:name="T66" style:family="text">
      <style:text-properties style:font-name="Times new roman" fo:font-size="12pt" fo:language="pt" fo:country="BR" fo:font-style="italic" style:text-underline-style="none" fo:font-weight="normal" officeooo:rsid="0017d2b8" style:font-size-asian="10.5pt" style:font-style-asian="italic" style:font-weight-asian="normal" style:font-size-complex="12pt" style:font-style-complex="italic" style:font-weight-complex="normal"/>
    </style:style>
    <style:style style:name="T67" style:family="text">
      <style:text-properties style:font-name="Times new roman" fo:font-size="12pt" fo:language="pt" fo:country="BR" fo:font-style="italic" style:text-underline-style="none" fo:font-weight="normal" officeooo:rsid="0019b407" style:font-size-asian="10.5pt" style:font-style-asian="italic" style:font-weight-asian="normal" style:font-size-complex="12pt" style:font-style-complex="italic" style:font-weight-complex="normal"/>
    </style:style>
    <style:style style:name="T68" style:family="text">
      <style:text-properties style:font-name="Times new roman" fo:font-size="12pt" fo:language="pt" fo:country="BR" fo:font-style="italic" style:text-underline-style="none" fo:font-weight="normal" officeooo:rsid="002097d7" style:font-size-asian="10.5pt" style:font-style-asian="italic" style:font-weight-asian="normal" style:font-size-complex="12pt" style:font-style-complex="italic" style:font-weight-complex="normal"/>
    </style:style>
    <style:style style:name="T69" style:family="text">
      <style:text-properties style:font-name="Times new roman" fo:font-size="12pt" fo:language="pt" fo:country="BR" fo:font-style="italic" style:text-underline-style="none" fo:font-weight="normal" officeooo:rsid="0025b601" style:font-size-asian="10.5pt" style:font-style-asian="italic" style:font-weight-asian="normal" style:font-size-complex="12pt" style:font-style-complex="italic" style:font-weight-complex="normal"/>
    </style:style>
    <style:style style:name="T70" style:family="text">
      <style:text-properties style:font-name="Times new roman" fo:font-size="12pt" fo:language="pt" fo:country="BR" fo:font-style="italic" style:text-underline-style="none" officeooo:rsid="0028434f" style:font-size-asian="10.5pt" style:font-style-asian="italic" style:font-size-complex="12pt" style:font-style-complex="italic"/>
    </style:style>
    <style:style style:name="T71" style:family="text">
      <style:text-properties style:font-name="Times new roman" fo:font-size="12pt" fo:language="pt" fo:country="BR" fo:font-style="italic" style:text-underline-style="none" officeooo:rsid="001924a0" style:font-size-asian="10.5pt" style:font-style-asian="italic" style:font-size-complex="12pt" style:font-style-complex="italic"/>
    </style:style>
    <style:style style:name="T72" style:family="text">
      <style:text-properties style:font-name="Times new roman" fo:font-size="12pt" fo:language="pt" fo:country="BR" fo:font-style="italic" style:text-underline-style="none" officeooo:rsid="002d4ff2" style:font-size-asian="10.5pt" style:font-style-asian="italic" style:font-size-complex="12pt" style:font-style-complex="italic"/>
    </style:style>
    <style:style style:name="T73" style:family="text">
      <style:text-properties style:font-name="Times new roman" fo:font-size="12pt" fo:language="pt" fo:country="BR" fo:font-style="italic" style:text-underline-style="none" officeooo:rsid="00306ac1" style:font-size-asian="10.5pt" style:font-style-asian="italic" style:font-size-complex="12pt" style:font-style-complex="italic"/>
    </style:style>
    <style:style style:name="T74" style:family="text">
      <style:text-properties style:font-name="Times new roman" fo:font-size="12pt" fo:language="pt" fo:country="BR" fo:font-style="italic" style:text-underline-style="none" officeooo:rsid="0031c52c" style:font-size-asian="10.5pt" style:font-style-asian="italic" style:font-size-complex="12pt" style:font-style-complex="italic"/>
    </style:style>
    <style:style style:name="T75" style:family="text">
      <style:text-properties style:font-name="Times new roman" fo:font-size="12pt" fo:language="pt" fo:country="BR" fo:font-style="italic" style:text-underline-style="none" officeooo:rsid="0033b7dc" style:font-size-asian="10.5pt" style:font-style-asian="italic" style:font-size-complex="12pt" style:font-style-complex="italic"/>
    </style:style>
    <style:style style:name="T76" style:family="text">
      <style:text-properties style:font-name="Times new roman" fo:font-size="12pt" fo:language="pt" fo:country="PT" fo:font-style="normal" style:text-underline-style="none" fo:font-weight="normal" officeooo:rsid="003546bc" style:font-size-asian="10.5pt" style:font-style-asian="normal" style:font-weight-asian="normal" style:font-size-complex="12pt" style:font-style-complex="normal" style:font-weight-complex="normal"/>
    </style:style>
    <style:style style:name="T77" style:family="text">
      <style:text-properties style:font-name="Times new roman" fo:font-size="12pt" fo:language="pt" fo:country="PT" fo:font-style="normal" style:text-underline-style="none" fo:font-weight="normal" officeooo:rsid="001fff15" style:font-size-asian="10.5pt" style:font-style-asian="normal" style:font-weight-asian="normal" style:font-size-complex="12pt" style:font-style-complex="normal" style:font-weight-complex="normal"/>
    </style:style>
    <style:style style:name="T78" style:family="text">
      <style:text-properties style:font-name="Times new roman" fo:font-size="12pt" fo:language="pt" fo:country="PT" fo:font-style="normal" style:text-underline-style="none" fo:font-weight="normal" officeooo:rsid="002097d7" style:font-size-asian="10.5pt" style:font-style-asian="normal" style:font-weight-asian="normal" style:font-size-complex="12pt" style:font-style-complex="normal" style:font-weight-complex="normal"/>
    </style:style>
    <style:style style:name="T79" style:family="text">
      <style:text-properties style:font-name="Times new roman" fo:font-size="12pt" fo:language="pt" fo:country="PT" fo:font-style="normal" style:text-underline-style="none" fo:font-weight="normal" officeooo:rsid="00223695" style:font-size-asian="10.5pt" style:font-style-asian="normal" style:font-weight-asian="normal" style:font-size-complex="12pt" style:font-style-complex="normal" style:font-weight-complex="normal"/>
    </style:style>
    <style:style style:name="T80" style:family="text">
      <style:text-properties fo:font-weight="normal" style:font-weight-asian="normal" style:font-weight-complex="normal"/>
    </style:style>
    <style:style style:name="T81" style:family="text">
      <style:text-properties fo:font-weight="normal" officeooo:rsid="00448694" style:font-weight-asian="normal" style:font-weight-complex="normal"/>
    </style:style>
    <style:style style:name="T82" style:family="text">
      <style:text-properties fo:font-weight="normal" officeooo:rsid="0077a802" style:font-weight-asian="normal" style:font-weight-complex="normal"/>
    </style:style>
    <style:style style:name="T83" style:family="text">
      <style:text-properties fo:font-weight="normal" officeooo:rsid="003dbed6" style:font-weight-asian="normal" style:font-weight-complex="normal"/>
    </style:style>
    <style:style style:name="T84" style:family="text">
      <style:text-properties fo:font-weight="normal" officeooo:rsid="0036d825" style:font-weight-asian="normal" style:font-weight-complex="normal"/>
    </style:style>
    <style:style style:name="T85" style:family="text">
      <style:text-properties fo:font-weight="normal" officeooo:rsid="003fa0f9" style:font-weight-asian="normal" style:font-weight-complex="normal"/>
    </style:style>
    <style:style style:name="T86" style:family="text">
      <style:text-properties fo:font-weight="normal" officeooo:rsid="0041a07e" style:font-weight-asian="normal" style:font-weight-complex="normal"/>
    </style:style>
    <style:style style:name="T87" style:family="text">
      <style:text-properties fo:font-weight="normal" officeooo:rsid="00429864" style:font-weight-asian="normal" style:font-weight-complex="normal"/>
    </style:style>
    <style:style style:name="T88" style:family="text">
      <style:text-properties fo:font-weight="normal" officeooo:rsid="0046512d" style:font-weight-asian="normal" style:font-weight-complex="normal"/>
    </style:style>
    <style:style style:name="T89" style:family="text">
      <style:text-properties fo:font-weight="normal" officeooo:rsid="004f93a3" style:font-weight-asian="normal" style:font-weight-complex="normal"/>
    </style:style>
    <style:style style:name="T90" style:family="text">
      <style:text-properties fo:font-weight="normal" officeooo:rsid="005112b5" style:font-weight-asian="normal" style:font-weight-complex="normal"/>
    </style:style>
    <style:style style:name="T91" style:family="text">
      <style:text-properties fo:font-weight="normal" officeooo:rsid="0052ebe2" style:font-weight-asian="normal" style:font-weight-complex="normal"/>
    </style:style>
    <style:style style:name="T92" style:family="text">
      <style:text-properties fo:font-style="italic" fo:font-weight="normal" officeooo:rsid="00448694" style:font-style-asian="italic" style:font-weight-asian="normal" style:font-style-complex="italic" style:font-weight-complex="normal"/>
    </style:style>
    <style:style style:name="T93" style:family="text">
      <style:text-properties fo:font-style="italic" fo:font-weight="normal" officeooo:rsid="003dbed6" style:font-style-asian="italic" style:font-weight-asian="normal" style:font-style-complex="italic" style:font-weight-complex="normal"/>
    </style:style>
    <style:style style:name="T94" style:family="text">
      <style:text-properties fo:font-style="italic" fo:font-weight="normal" officeooo:rsid="0036d825" style:font-style-asian="italic" style:font-weight-asian="normal" style:font-style-complex="italic" style:font-weight-complex="normal"/>
    </style:style>
    <style:style style:name="T95" style:family="text">
      <style:text-properties fo:font-style="italic" fo:font-weight="normal" officeooo:rsid="00429864" style:font-style-asian="italic" style:font-weight-asian="normal" style:font-style-complex="italic" style:font-weight-complex="normal"/>
    </style:style>
    <style:style style:name="T96" style:family="text">
      <style:text-properties fo:font-style="italic" style:text-underline-style="none" fo:font-weight="normal" officeooo:rsid="001924a0" style:font-style-asian="italic" style:font-weight-asian="normal" style:font-style-complex="italic" style:font-weight-complex="normal"/>
    </style:style>
    <style:style style:name="T97" style:family="text">
      <style:text-properties fo:font-style="italic" style:text-underline-style="none" fo:font-weight="normal" officeooo:rsid="004b5034" style:font-style-asian="italic" style:font-weight-asian="normal" style:font-style-complex="italic" style:font-weight-complex="normal"/>
    </style:style>
    <style:style style:name="T98" style:family="text">
      <style:text-properties fo:font-style="italic" style:text-underline-style="none" fo:font-weight="normal" officeooo:rsid="0036d825" style:font-style-asian="italic" style:font-weight-asian="normal" style:font-style-complex="italic" style:font-weight-complex="normal"/>
    </style:style>
    <style:style style:name="T99" style:family="text">
      <style:text-properties fo:font-style="italic" style:text-underline-style="none" fo:font-weight="normal" officeooo:rsid="004e20bd" style:font-style-asian="italic" style:font-weight-asian="normal" style:font-style-complex="italic" style:font-weight-complex="normal"/>
    </style:style>
    <style:style style:name="T100" style:family="text">
      <style:text-properties fo:font-style="italic" style:font-style-asian="italic" style:font-style-complex="italic"/>
    </style:style>
    <style:style style:name="T101" style:family="text">
      <style:text-properties fo:font-style="italic" officeooo:rsid="005a6a9b" style:font-style-asian="italic" style:font-style-complex="italic"/>
    </style:style>
    <style:style style:name="T102" style:family="text">
      <style:text-properties fo:font-style="italic" officeooo:rsid="001924a0" style:font-style-asian="italic" style:font-style-complex="italic"/>
    </style:style>
    <style:style style:name="T103" style:family="text">
      <style:text-properties fo:font-style="italic" officeooo:rsid="0036d825" style:font-style-asian="italic" style:font-style-complex="italic"/>
    </style:style>
    <style:style style:name="T104" style:family="text">
      <style:text-properties fo:font-style="italic" officeooo:rsid="00380f5a" style:font-style-asian="italic" style:font-style-complex="italic"/>
    </style:style>
    <style:style style:name="T105" style:family="text">
      <style:text-properties fo:font-style="italic" officeooo:rsid="0039f971" style:font-style-asian="italic" style:font-style-complex="italic"/>
    </style:style>
    <style:style style:name="T106" style:family="text">
      <style:text-properties style:text-underline-style="none" fo:font-weight="normal" officeooo:rsid="00448694" style:font-weight-asian="normal" style:font-weight-complex="normal"/>
    </style:style>
    <style:style style:name="T107" style:family="text">
      <style:text-properties style:text-underline-style="none" fo:font-weight="normal" officeooo:rsid="000fbb39" style:font-weight-asian="normal" style:font-weight-complex="normal"/>
    </style:style>
    <style:style style:name="T108" style:family="text">
      <style:text-properties style:text-underline-style="none" fo:font-weight="normal" officeooo:rsid="0010ec01" style:font-weight-asian="normal" style:font-weight-complex="normal"/>
    </style:style>
    <style:style style:name="T109" style:family="text">
      <style:text-properties style:text-underline-style="none" fo:font-weight="normal" officeooo:rsid="005a6a9b" style:font-weight-asian="normal" style:font-weight-complex="normal"/>
    </style:style>
    <style:style style:name="T110" style:family="text">
      <style:text-properties style:text-underline-style="none" fo:font-weight="normal" officeooo:rsid="0044571b" style:font-weight-asian="normal" style:font-weight-complex="normal"/>
    </style:style>
    <style:style style:name="T111" style:family="text">
      <style:text-properties style:text-underline-style="none" fo:font-weight="normal" officeooo:rsid="0046512d" style:font-weight-asian="normal" style:font-weight-complex="normal"/>
    </style:style>
    <style:style style:name="T112" style:family="text">
      <style:text-properties style:text-underline-style="none" fo:font-weight="normal" officeooo:rsid="004798bd" style:font-weight-asian="normal" style:font-weight-complex="normal"/>
    </style:style>
    <style:style style:name="T113" style:family="text">
      <style:text-properties style:text-underline-style="none" fo:font-weight="normal" officeooo:rsid="0047b3cf" style:font-weight-asian="normal" style:font-weight-complex="normal"/>
    </style:style>
    <style:style style:name="T114" style:family="text">
      <style:text-properties style:text-underline-style="none" fo:font-weight="normal" officeooo:rsid="0047d492" style:font-weight-asian="normal" style:font-weight-complex="normal"/>
    </style:style>
    <style:style style:name="T115" style:family="text">
      <style:text-properties style:text-underline-style="none" fo:font-weight="normal" officeooo:rsid="0036d825" style:font-weight-asian="normal" style:font-weight-complex="normal"/>
    </style:style>
    <style:style style:name="T116" style:family="text">
      <style:text-properties style:text-underline-style="none" fo:font-weight="normal" officeooo:rsid="004b5034" style:font-weight-asian="normal" style:font-weight-complex="normal"/>
    </style:style>
    <style:style style:name="T117" style:family="text">
      <style:text-properties style:text-underline-style="none" fo:font-weight="normal" officeooo:rsid="004d3a15" style:font-weight-asian="normal" style:font-weight-complex="normal"/>
    </style:style>
    <style:style style:name="T118" style:family="text">
      <style:text-properties style:text-underline-style="none" fo:font-weight="normal" officeooo:rsid="004e20bd" style:font-weight-asian="normal" style:font-weight-complex="normal"/>
    </style:style>
    <style:style style:name="T119" style:family="text">
      <style:text-properties style:text-underline-style="none" fo:font-weight="normal" officeooo:rsid="004f93a3" style:font-weight-asian="normal" style:font-weight-complex="normal"/>
    </style:style>
    <style:style style:name="T120" style:family="text">
      <style:text-properties style:text-underline-style="none" fo:font-weight="normal" officeooo:rsid="00547c18" style:font-weight-asian="normal" style:font-weight-complex="normal"/>
    </style:style>
    <style:style style:name="T121" style:family="text">
      <style:text-properties officeooo:rsid="0083ec74"/>
    </style:style>
    <style:style style:name="T122" style:family="text">
      <style:text-properties officeooo:rsid="0077a802"/>
    </style:style>
    <style:style style:name="T123" style:family="text">
      <style:text-properties officeooo:rsid="0079b1cd"/>
    </style:style>
    <style:style style:name="T124" style:family="text">
      <style:text-properties fo:language="pt" fo:country="BR"/>
    </style:style>
    <style:style style:name="T125" style:family="text">
      <style:text-properties officeooo:rsid="0036d825"/>
    </style:style>
    <style:style style:name="T126" style:family="text">
      <style:text-properties officeooo:rsid="00380f5a"/>
    </style:style>
    <style:style style:name="T127" style:family="text">
      <style:text-properties officeooo:rsid="0039f97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ÍTULO DO TRABALHO</text:p>
      <text:p text:style-name="P24"/>
      <text:p text:style-name="P35"><text:span text:style-name="T2">Vítor Kei Taira Tamada </text:span><text:span text:style-name="T3">(</text:span><text:span text:style-name="T2">vitor_kei9@hotmail.com</text:span><text:span text:style-name="T3">)</text:span></text:p>
      <text:p text:style-name="P27">FLO0398 - Cultura Japonesa II – Professor Koichi Mori</text:p>
      <text:p text:style-name="P27"/>
      <text:p text:style-name="P4">Introdução</text:p>
      <text:p text:style-name="P28"><text:span text:style-name="T4"><text:tab/></text:span><text:span text:style-name="T5">O Período Kamakura foi </text:span><text:span text:style-name="T6">consideravelmente</text:span><text:span text:style-name="T5"> estável nos âmbitos político e social por uma boa parte de seus quase 150 anos. </text:span><text:span text:style-name="T7">Apesar disso, sua queda foi </text:span><text:span text:style-name="T8">repentina</text:span><text:span text:style-name="T7"> e os anos seguintes foram conturbados, com destaque para a presença de dois governantes que dividiram o país ideologicamente e disputavam pelo poder. </text:span><text:span text:style-name="T9">Este trabalho apresentará características gerais d</text:span><text:span text:style-name="T10">a política e sociedade</text:span><text:span text:style-name="T9"> do Período Kamakura que levaram ao fim dessa era e como eles mudaram na transição para o Período</text:span><text:span text:style-name="T55"> </text:span><text:span text:style-name="T56">Nanboku-ch</text:span><text:span text:style-name="T60">ō</text:span><text:span text:style-name="T15">.</text:span></text:p>
      <text:p text:style-name="P2"/>
      <text:p text:style-name="P5">1 Período Kamakura</text:p>
      <text:p text:style-name="P5"/>
      <text:p text:style-name="P5"><text:tab/><text:span text:style-name="T81">O Período Kamakura (1185-1333) ocorreu entre o Período Heian (794-1185) e a Restauração Ke</text:span><text:span text:style-name="T82">n</text:span><text:span text:style-name="T81">mu (1333-1336), com o Período das Duas Cortes (</text:span><text:span text:style-name="T92">Nanboku-ch</text:span><text:span text:style-name="T96">ō</text:span><text:span text:style-name="T106">, 1336-1392) vindo logo em seguida. </text:span><text:span text:style-name="T108">Este período marcou a transição para uma economia baseada em terras e do enfraquecimento do poder imperial, em troca do fortalecimento dos militares. Destacam-se a </text:span><text:span text:style-name="T106">ascenção dos samurais, surgimento das castas de guerreiros, estabelecimento do feudalismo e considerável estabilidade política. </text:span><text:span text:style-name="T107">Também houve grandes mudanças nas artes e religião, mas são áreas que não serão abordadas neste trabalho.</text:span></text:p>
      <text:p text:style-name="P13"/>
      <text:p text:style-name="P6">1.1 <text:span text:style-name="T121">Aspectos p</text:span>olític<text:span text:style-name="T121">os</text:span></text:p>
      <text:p text:style-name="P6"/>
      <text:p text:style-name="P29"><text:span text:style-name="T4"><text:tab/></text:span><text:span text:style-name="T11">O Período Kamakura iniciou-se após a vitória de Minamoto no Yoritomo na Batalha de Dan-no-ura em 1185, que encerrou a Guerra Genpei (1180-1185) entre os clãs Genji (também conhecido como família Minamoto) e Taira (também conhecido como Heike ou Heishi). Poucos meses após</text:span><text:span text:style-name="T12"> a vitória de Yoritomo</text:span><text:span text:style-name="T11">, a corte imperial concedeu </text:span><text:span text:style-name="T13">ao comandante</text:span><text:span text:style-name="T11"> o poder de nomear </text:span><text:span text:style-name="T57">shugos</text:span><text:span text:style-name="T11"> (governadores militares de uma ou mais províncias</text:span><text:span text:style-name="T12">) e </text:span><text:span text:style-name="T58">jit</text:span><text:span text:style-name="T60">ō</text:span><text:span text:style-name="T58">s</text:span><text:span text:style-name="T12"> (administradores </text:span><text:span text:style-name="T14">militares</text:span><text:span text:style-name="T12"> de terra) </text:span><text:span text:style-name="T13">para os </text:span><text:span text:style-name="T59">sh</text:span><text:span text:style-name="T60">ō</text:span><text:span text:style-name="T61">ens</text:span><text:span text:style-name="T18"> (propriedades privadas). Em 1192, também recebeu o título de </text:span><text:span text:style-name="T61">Sei-i Taish</text:span><text:span text:style-name="T60">ō</text:span><text:span text:style-name="T61">gun</text:span><text:span text:style-name="T18"> (</text:span><text:span text:style-name="T19">ou apenas sh</text:span><text:span text:style-name="T15">ō</text:span><text:span text:style-name="T19">gun), </text:span><text:span text:style-name="T20">o que legitimizou seus poderes </text:span><text:span text:style-name="T22">e o </text:span><text:span text:style-name="T66">bakufu</text:span><text:span text:style-name="T24"> (shogunato)</text:span><text:span text:style-name="T19">. </text:span><text:span text:style-name="T22">O nome do período vem da região de Kamakura, local onde </text:span><text:soft-page-break/><text:span text:style-name="T22">Yoritomo criou um quartel-general para a guerra contra os Taira e acabou de tornando o centro do shogunato.</text:span></text:p>
      <text:p text:style-name="P30"><text:span text:style-name="T19"><text:tab/></text:span><text:span text:style-name="T20">Em teoria, os poderes concedidos a Yoritomo eram relacionados apenas a funções militares e de segurança do </text:span><text:span text:style-name="T36">E</text:span><text:span text:style-name="T20">stado, com algumas responsabilidades de arrecadação fiscal. </text:span><text:span text:style-name="T24">Órgãos governamentais de destaque criados por Yoritomo foram o </text:span><text:span text:style-name="T66">Samurai-dokoro</text:span><text:span text:style-name="T24"> (Conselho dos Samurais), </text:span><text:span text:style-name="T66">Kumonjo</text:span><text:span text:style-name="T24"> (Conselho Administrativo) e o </text:span><text:span text:style-name="T66">Monchūjo</text:span><text:span text:style-name="T24"> (Conselho Investigativo). O </text:span><text:span text:style-name="T66">Samurai-dokoro</text:span><text:span text:style-name="T24"> fora criado durante a campanha contra os Taira </text:span><text:span text:style-name="T26">e </text:span><text:span text:style-name="T24">se tornou um quartel responsável por estratégias, recrutamento e designação de pessoal militar; o </text:span><text:span text:style-name="T66">Kumonjo</text:span><text:span text:style-name="T24">, que depois foi nomeado de</text:span><text:span text:style-name="T66"> Mandokoro</text:span><text:span text:style-name="T24">, era responsável pela administração e finanças; </text:span><text:span text:style-name="T25">e o</text:span><text:span text:style-name="T67"> </text:span><text:span text:style-name="T66">Monchūjo</text:span><text:span text:style-name="T24"> </text:span><text:span text:style-name="T25">possuía responsabilidades judiciais. Juntos, esses órgãos compunham o aparato administrativo do shogunato de Yoritomo, com seus líderes servindo de conselheiros nos debates políticos presenciados pelo sh</text:span><text:span text:style-name="T15">ō</text:span><text:span text:style-name="T25">gun. </text:span><text:span text:style-name="T20">Os oficiais militares que </text:span><text:span text:style-name="T27">o sh</text:span><text:span text:style-name="T15">ō</text:span><text:span text:style-name="T27">gun</text:span><text:span text:style-name="T20"> apontava não substituiriam os oficiais civis já presentes nos </text:span><text:span text:style-name="T62">sh</text:span><text:span text:style-name="T60">ō</text:span><text:span text:style-name="T62">ens</text:span><text:span text:style-name="T20"> dos quais ele não era proprietário, mas exerceriam seus cargos em conjunto. </text:span><text:span text:style-name="T21">O sh</text:span><text:span text:style-name="T15">ō</text:span><text:span text:style-name="T21">gun espalhou quantos </text:span><text:span text:style-name="T63">shugos</text:span><text:span text:style-name="T21"> e </text:span><text:span text:style-name="T63">jit</text:span><text:span text:style-name="T60">ō</text:span><text:span text:style-name="T63">s</text:span><text:span text:style-name="T21"> fosse possível justificando estar em busca dos últimos membros opositores da guerra que ocorrera. Por serem </text:span><text:span text:style-name="T63">gokenins</text:span><text:span text:style-name="T21"> (vassalos, pessoas que juraram lealdade ao sh</text:span><text:span text:style-name="T15">ō</text:span><text:span text:style-name="T21">gun, </text:span><text:span text:style-name="T22">em troca de proteção e direito de serem nomeados </text:span><text:span text:style-name="T64">shugo</text:span><text:span text:style-name="T22"> ou </text:span><text:span text:style-name="T64">jit</text:span><text:span text:style-name="T60">ō</text:span><text:span text:style-name="T21">), </text:span><text:span text:style-name="T22">todas essas nomeações criaram uma rede de conexões que grad</text:span><text:span text:style-name="T23">u</text:span><text:span text:style-name="T22">almente se estendeu por todo o país e elevou a importância de Kamakura de um mero poder regional para uma agência administrativa nacional.</text:span></text:p>
      <text:p text:style-name="P31"><text:span text:style-name="T22"><text:tab/></text:span><text:span text:style-name="T23">Inicialmente, os poderes do país pareciam estar em equilíbrio entre Kamakura e Ky</text:span><text:span text:style-name="T15">ō</text:span><text:span text:style-name="T23">to: Kamakura cuidava de assuntos militares e de segurança e, apesar de poder nomear oficiais militares para cargos administrativos, eles não substituiam os que já haviam sido apontados pela corte imperial, o que dava voz aos dois lados nas tomadas de decisão dos </text:span><text:span text:style-name="T65">sh</text:span><text:span text:style-name="T60">ō</text:span><text:span text:style-name="T65">ens</text:span><text:span text:style-name="T23">. Além disso, a nobreza conseguiu manter sua vida de luxo e de prestígio mesmo com a ascenção dos</text:span><text:span text:style-name="T65"> bushis</text:span><text:span text:style-name="T23"> provinciais.</text:span><text:span text:style-name="T65"> </text:span><text:span text:style-name="T23">Entretanto, com a morte de Yoritomo em 1199, iniciaram-se disputas pelo poder de Kamakura. Como Yoritomo não deixou descendentes aptos para herdar seu posto e eliminou todos os outros possíveis candidatos que ameaçavam sua autoridade, o clã H</text:span><text:span text:style-name="T15">ō</text:span><text:span text:style-name="T23">j</text:span><text:span text:style-name="T15">ō </text:span><text:span text:style-name="T23">subiu ao poder por meio de H</text:span><text:span text:style-name="T15">ō</text:span><text:span text:style-name="T23">j</text:span><text:span text:style-name="T15">ō </text:span><text:span text:style-name="T23">Masako, viúva de Yoritomo, </text:span><text:span text:style-name="T28">como regentes e não como sh</text:span><text:span text:style-name="T15">ō</text:span><text:span text:style-name="T28">guns.</text:span></text:p>
      <text:p text:style-name="P32"><text:span text:style-name="T28"><text:tab/></text:span><text:span text:style-name="T29">Apesar de todo o poder que acumulou, Yoritomo alegava ser um protetor do regime imperial e buscava cuidadosamente sanção legal para suas ações. Contudo, o equilíbrio se manteve somente enquanto ele esteve no poder por causa de sua conduta. O sistema que ele ergueu tinha a capacidade de absorver o existente em Ky</text:span><text:span text:style-name="T15">ō</text:span><text:span text:style-name="T29">to, e foi esse o caminho que se seguiu após sua morte. </text:span><text:span text:style-name="T30">O shogunato passou a interferir cada vez mais nas questões políticas do Japão, contrário às suas funções administrativas e militares, aumentando a insatisfação da corte imperial de Ky</text:span><text:span text:style-name="T15">ō</text:span><text:span text:style-name="T30">to e, finalmente, resultou na Guerra <text:s/></text:span><text:soft-page-break/><text:span text:style-name="T17">J</text:span><text:span text:style-name="T15">ō</text:span><text:span text:style-name="T16">ky</text:span><text:bookmark text:name="firstHeading"/><text:span text:style-name="T76">ū </text:span><text:span text:style-name="T77">(1221), também conhecida como Rebelião </text:span><text:span text:style-name="T17">J</text:span><text:span text:style-name="T15">ō</text:span><text:span text:style-name="T16">ky</text:span><text:bookmark text:name="firstHeading1"/><text:span text:style-name="T76">ū, </text:span><text:span text:style-name="T77">entre a nobreza, liderada p</text:span><text:span text:style-name="T78">elo ex-imperador</text:span><text:span text:style-name="T77"> Go-Toba, e o clã H</text:span><text:span text:style-name="T15">ō</text:span><text:span text:style-name="T30">j</text:span><text:span text:style-name="T15">ō, </text:span><text:span text:style-name="T30">liderado por seu segundo regente, H</text:span><text:span text:style-name="T15">ō</text:span><text:span text:style-name="T30">j</text:span><text:span text:style-name="T15">ō </text:span><text:span text:style-name="T30">Yoshitoki. </text:span><text:span text:style-name="T31">Com a derrota dos nobres, o </text:span><text:span text:style-name="T68">bakufu</text:span><text:span text:style-name="T31"> colocou a corte sob seu controle, consolidando o poder sobre o Japão em Kamakura.</text:span></text:p>
      <text:p text:style-name="P33"><text:span text:style-name="T31"><text:tab/>Os anos que se seguiram com o clã H</text:span><text:span text:style-name="T15">ō</text:span><text:span text:style-name="T31">j</text:span><text:span text:style-name="T15">ō </text:span><text:span text:style-name="T31">no poder foram consideravelmente estáveis até as invasões mongóis. </text:span><text:span text:style-name="T32">Kubilai Khan, líder dos mongóis, exigiu que o Japão se tornasse seu súdito e pagasse tributos, apenas para que o regente da época, H</text:span><text:span text:style-name="T15">ō</text:span><text:span text:style-name="T32">j</text:span><text:span text:style-name="T15">ō </text:span><text:span text:style-name="T32">Tokimune, recusasse rispidamente a demada. Como consequência, Kubilai decidiu invadir o Japão em 1274, mas foi rapidamente derrotado pelas forças de Kamakura em grande parte por causa de uma tempestade que os atingiu logo que chegaram. </text:span><text:span text:style-name="T33">Em 1281, ocorreu outra invasão Mongol, com Kubilai ainda mais determiando a subjulgar os japoneses, ainda mais depois que Tokimune mandou decaptar os porta-vozes mongóis. Nesses anos, investimentos foram feitos nas forças armadas, em preparação para outras possíveis invasões. Para a desgraça dos invasores, outra tempestade caiu não muito tempo depois de sua chegada, levando a outra grande derrota. Mesmo que tivessem sucesso em conquistar a região em que desembarcaram, na região da baía de Hakata, em Ky</text:span><text:span text:style-name="T76">ū</text:span><text:span text:style-name="T79">sh</text:span><text:span text:style-name="T76">ū</text:span><text:span text:style-name="T79">, eles estavam muito longe do centro do governo, Kamakura, e até mesmo da corte, em Ky</text:span><text:span text:style-name="T15">ō</text:span><text:span text:style-name="T33">to, então a conquista do arquipélago seria extremamente difícil.</text:span></text:p>
      <text:p text:style-name="P34"><text:span text:style-name="T33"><text:tab/></text:span><text:span text:style-name="T34">Mesmo após o sucesso da defesa contra os invasores, o clima de tensão e </text:span><text:span text:style-name="T35">apreensão</text:span><text:span text:style-name="T34"> perdurou no Japão, </text:span><text:span text:style-name="T35">em parte por causa do </text:span><text:span text:style-name="T36">e</text:span><text:span text:style-name="T35">stado de alerta que o </text:span><text:span text:style-name="T36">E</text:span><text:span text:style-name="T35">stado manteve até 1312. Além disso, dois problemas sociais surgiram após as invasões. Por um lado, a crença na proteção divina, em particular do vendo sagrado (</text:span><text:span text:style-name="T69">kamikaze</text:span><text:span text:style-name="T35">), cresceu entre os japoneses, retirando parte do crédito que o governo teve na expulsão dos mongóis. Por outro, as famílias dos guerreiros que participaram das lutas não foram bem recompensados, já que os invasores não tinham como deixar terras para serem distribuídas como pagamento. Esses dois fatores somados fizeram a insatisfação com o governo aumentar, sendo o segundo em particular uma das causas da queda dos H</text:span><text:span text:style-name="T15">ō</text:span><text:span text:style-name="T35">j</text:span><text:span text:style-name="T15">ō</text:span><text:span text:style-name="T35">s e o fim do Período Kamakura.</text:span></text:p>
      <text:p text:style-name="P28"/>
      <text:p text:style-name="P36"><text:span text:style-name="T38">1.</text:span><text:span text:style-name="T37">2 </text:span><text:span text:style-name="T39">Aspectos s</text:span><text:span text:style-name="T37">ocia</text:span><text:span text:style-name="T39">is</text:span></text:p>
      <text:p text:style-name="P36"/>
      <text:p text:style-name="P37"><text:span text:style-name="T37"><text:tab/></text:span><text:span text:style-name="T40">Como explicado anteriormente, uma boa parte da força do shogunato vinha da relação de senhor-vassalo entre o sh</text:span><text:span text:style-name="T41">ō</text:span><text:span text:style-name="T40">gun e os </text:span><text:span text:style-name="T70">gokenins</text:span><text:span text:style-name="T40">, em particular os </text:span><text:span text:style-name="T70">shugos</text:span><text:span text:style-name="T40"> e os </text:span><text:span text:style-name="T70">jit</text:span><text:span text:style-name="T71">ō</text:span><text:span text:style-name="T70">s</text:span><text:span text:style-name="T40">, por conta de suas funções administrativas e estarem em contato direto com os </text:span><text:span text:style-name="T70">sh</text:span><text:span text:style-name="T71">ō</text:span><text:span text:style-name="T70">ens</text:span><text:span text:style-name="T40">. </text:span><text:span text:style-name="T42">Esse sistema foi uma das forças que impulsionou o crescimento do sistema feudal no Japão. Porém, além de uma força empurrando para frente, também teve a falta de uma força oposta significativa que impedisse seu avanço. Com as propriedades sendo mais bem administradas e, por um tempo, a arrecadação de impostos s</text:span><text:span text:style-name="T43">atisfazendo a corte imperial</text:span><text:span text:style-name="T42">, a </text:span><text:span text:style-name="T43">aristocracia de Ky</text:span><text:span text:style-name="T41">ō</text:span><text:span text:style-name="T43">to</text:span><text:span text:style-name="T42"> não deu a devida atenção à manutenção do poder central</text:span><text:span text:style-name="T43">. </text:span><text:span text:style-name="T44">Além </text:span><text:soft-page-break/><text:span text:style-name="T44">disso, os órgãos imperiais perderam independencia fiscal, poder e atenção, principalmente nas áreas rurais, o que levou ao declínio de sua capacidade de impor a lei e manter a ordem. Com os </text:span><text:span text:style-name="T72">sh</text:span><text:span text:style-name="T71">ō</text:span><text:span text:style-name="T72">ens</text:span><text:span text:style-name="T44"> sentindo a falta de proteção do Estado, </text:span><text:span text:style-name="T45">a privatização da segurança e militarização da administração local cresceu, lentamente tirando o controle que a corte tinha sobre eles.</text:span></text:p>
      <text:p text:style-name="P37"><text:span text:style-name="T45"><text:tab/></text:span><text:span text:style-name="T46">A administração militar era mais eficiente que a dos civis dois </text:span><text:span text:style-name="T47">motivos significativos. Primeiro, eles estavam em constante contato com a terra e os assuntos a ela relacionados, diferente da nobreza que ficava distante, em seu próprio mundo de luxo. Segundo, a própria cultura com a qual os </text:span><text:span text:style-name="T73">bushis</text:span><text:span text:style-name="T47"> cresceram, de honra, lealdade, frugalidade, trabalho duro os levava a se esforçarem em seus deveres. Eles prezavam pelo nome de suas famílias e acreditavam que a humildade construía o caráter, em oposição ao luxo que levava a fraqueza. Esse comportamento também fora impulsionado pela seita Zen budista, que se expandiu no período Kamakura. Essa vertente do budismo </text:span><text:span text:style-name="T48">era apreciada pelos </text:span><text:span text:style-name="T74">bushis</text:span><text:span text:style-name="T48"> por prezar pela rígida disciplina física e espiritual, enfatizar a meditação como meio de se alcançar a iluminação, e a formação de auto confiança, auto conhecimento, e de homens de caráter e de ação.</text:span></text:p>
      <text:p text:style-name="P38"><text:span text:style-name="T48"><text:tab/></text:span><text:span text:style-name="T49">A soma desses dois fatores fez com que os </text:span><text:span text:style-name="T75">bushis</text:span><text:span text:style-name="T49"> formassem uma imagem mística de si mesmos, de que eram os únicos chefes competentes da sociedade japonesa </text:span><text:span text:style-name="T50">e que a corte e os mercadores eram indivíduos egoístas, corrompidos pelo dinheiro. </text:span><text:span text:style-name="T51">Seu orgulho centrou-se em uma figura que, na teoria, dedica-se apenas ao bem-estar de seu general. </text:span><text:span text:style-name="T52">Com os eventos do fim do Período Kamakura, fica evidente que essa lealdade estava abalada e que o shogunato estava fragilizado.</text:span></text:p>
      <text:p text:style-name="P38"><text:span text:style-name="T53"/></text:p>
      <text:p text:style-name="P38"><text:span text:style-name="T54">1.3 Final do Período Kamakura</text:span></text:p>
      <text:p text:style-name="P18"/>
      <text:p text:style-name="P14"><text:tab/><text:span text:style-name="T125">Ao final do Século XIII, iníco do XIV, o sistema de relações senhor-vassalo já estava muito enfraquecido. Não só as famílias estavam insatisfeitas com o pagamento pela participação nas guerras contra os mongóis, como o poder local nas províncias crescia. Por conta da autonomia que os </text:span><text:span text:style-name="T103">gokenins</text:span><text:span text:style-name="T125"> tinham, tal título tornou-se hereditário, então os patrimônios que antes eram concedidos pelo shōgun se fragmentaram em diversas heranças escassas. Com tantas dificuldades, é natural que os </text:span><text:span text:style-name="T104">gokenins</text:span><text:span text:style-name="T126"> começaram a ter dificuldade em se manter a serviço de Kamakura, com sua lealdade sendo gradualmente transferida aos </text:span><text:span text:style-name="T104">shugos</text:span><text:span text:style-name="T126"> e </text:span><text:span text:style-name="T104">jit</text:span><text:span text:style-name="T102">ō</text:span><text:span text:style-name="T104">s</text:span><text:span text:style-name="T126"> das terras em que trabalhavam, recebendo suporte econômico e proteção como pagamento.</text:span></text:p>
      <text:p text:style-name="P15"><text:tab/><text:span text:style-name="T127">O posicionamento dos militares perante o governo central não foi o único motivo que levou a crise administrativa relacionada aos </text:span><text:span text:style-name="T105">shōens</text:span><text:span text:style-name="T127">. Como havia tanto um oficial civil quanto um militar para tomar as decisões nas províncias, não é de se surpreender que havia divergências nas decisões tomadas pelas duas partes. Por conta desse atrito, muitas famílias da corte tiveram que fisicamente dividir suas </text:span><text:soft-page-break/><text:span text:style-name="T127">terras ao meio, de forma que cada parte era administrada e pagava tributos ao respectivo governante. Esperava-se que a entrada de dinheiro da nobreza não seria muita afetada por isso, mas não foi o que aconteceu: muitas reclamações por falta de pagamento pela parte militar surgiram. Com a crescente insatisfação de diversos grupos a sociedade japonesa, o fim do shogunato Kamakura se aproximava.</text:span></text:p>
      <text:p text:style-name="P17"/>
      <text:p text:style-name="P19">2. Restauração Ke<text:span text:style-name="T122">n</text:span>mu</text:p>
      <text:p text:style-name="P19"/>
      <text:p text:style-name="P20"><text:span text:style-name="T80"><text:tab/></text:span><text:span text:style-name="T83">Quando Minamoto no Yoritomo foi nomeado sh</text:span><text:span text:style-name="T84">ō</text:span><text:span text:style-name="T83">gun e tomou o poder da corte imperial, ele decidiu mantê-la como um cargo simbólico e deixou que duas linhagens alternassem a posse do trono: a corte do sul (</text:span><text:span text:style-name="T93">nanch</text:span><text:span text:style-name="T94">ō</text:span><text:span text:style-name="T84">, </text:span><text:span text:style-name="T83">linhagem junior) e a corte do norte (</text:span><text:span text:style-name="T93">hokuch</text:span><text:span text:style-name="T94">ō</text:span><text:span text:style-name="T84">, </text:span><text:span text:style-name="T83">linhagem senior). Esse sistema funcionou por várias gerações, até que Go-Daigo, da corte do sul, subiu ao trono. Ele desejava restaurar a glória do poder imperial que existiu no passado, sendo abertamente contra o shogunato. Por esse comportamento, o emperador fora exilado para a ilha de Oki. Lá, ele começou a divulgar sua causa em busca de simpatizantes. Em 1332, Go-Daigo liderava um exército de oposição ao shogunato, com nobreza e militares ao seu lado, destacando-se Ashikaga Takauji, que capturou Ky</text:span><text:span text:style-name="T84">ō</text:span><text:span text:style-name="T83">to, e Nitta Yoshisaga, que destruiu Kamakura e a família H</text:span><text:span text:style-name="T84">ō</text:span><text:span text:style-name="T83">j</text:span><text:span text:style-name="T84">ō, </text:span><text:span text:style-name="T83">trazendo o Período Kamakura ao seu fim.</text:span></text:p>
      <text:p text:style-name="P21"><text:span text:style-name="T83"><text:tab/></text:span><text:span text:style-name="T85">Emtre os anos de 1334 e 1336, o </text:span><text:span text:style-name="T87">i</text:span><text:span text:style-name="T85">mperador tentou realizar seu sonho de restaurar o poder imperial ao governo. Contudo, apesar de ter conseguido reunir diversas pessoas sob uma causa comum, a oposição ao shogunato Kamakura, seus interesses divergiam de uma parcela importante deles, os militares. Não bastando o conflito de interesses, o pagamento recebido estava muito aquém do esperado. </text:span><text:span text:style-name="T86">Portanto, Ashikaga Takauji depôs Go-Daigo em 1336, capturou Ky</text:span><text:span text:style-name="T84">ō</text:span><text:span text:style-name="T86">to e instaurou seu próprio shogunato, </text:span><text:span text:style-name="T87">acabando com a Restauração.</text:span></text:p>
      <text:p text:style-name="P22"><text:span text:style-name="T86"><text:tab/></text:span><text:span text:style-name="T87">O ex-imperador fracassou em realizar seu sonho, mas isso não o impediu de continuar tentando. Seguido por membros da corte, ele conseguiu se estabelecer nas colinas de Yoshino e passou a alegar ser o legítimo governante do Japão. Com o shogunato em Ky</text:span><text:span text:style-name="T84">ō</text:span><text:span text:style-name="T87">to e o imperador em Yoshino lutando pel</text:span><text:span text:style-name="T88">a legitimidade do</text:span><text:span text:style-name="T87"> poder, iniciou-se o período conhecido como </text:span><text:span text:style-name="T95">Nanboku-ch</text:span><text:span text:style-name="T94">ō</text:span><text:span text:style-name="T84">, </text:span><text:span text:style-name="T87">ou Perí</text:span><text:span text:style-name="T88">o</text:span><text:span text:style-name="T87">do das Duas Cortes.</text:span></text:p>
      <text:p text:style-name="P19"/>
      <text:p text:style-name="P23">3. Período <text:span text:style-name="T100">Nanboku-ch</text:span><text:span text:style-name="T101">ō</text:span></text:p>
      <text:p text:style-name="P23"><text:span text:style-name="T101"/></text:p>
      <text:p text:style-name="P9"><text:span text:style-name="T109"><text:tab/></text:span><text:span text:style-name="T113">O Período das Duas Cortes marcou o início do Período Muromachi (1336-1573), também conhecido como Período Ashikaga.</text:span><text:span text:style-name="T109"> </text:span><text:span text:style-name="T110">Pela forma como os quadros político, social e econômico evoluíram o Período Kamakura, o poder dos militares sobrepor os civis foi apenas uma fatalidade. </text:span><text:soft-page-break/><text:span text:style-name="T110">Ironicamente, as ações de Go-Daigo apenas aceleraram esse processo uma vez que ele tentou unir as administrações civis e militares sempre que possível. </text:span><text:span text:style-name="T111">Por conta disso, os oficiais militares receberam amplos poderes quando a restauração fracassou.</text:span></text:p>
      <text:p text:style-name="P10"><text:span text:style-name="T111"><text:tab/>Existem dois aspectos interessantes sobre esse período que merecem ser destacados, além do fato de haver duas cortes ao mesmo tempo disputando por influência, poder e legitimidade. Primeiro, enquanto uma corte, a de Ashikaga Takauji, visava criar um governo militar baseado no que existiu durante o Período Kamakura, a outra, do ex-imperador Go-Daigo, almejava restabelcer o poder imperial que existiu no Perído anterior, o Heian; ou seja, havia um conflito de ideologias </text:span><text:span text:style-name="T112">baseadas nos dois períodos antecedentes. </text:span><text:span text:style-name="T114">Segundo, diferente dos 150 anos passados, o shogunato agora se encontra em Ky</text:span><text:span text:style-name="T115">ō</text:span><text:span text:style-name="T114">to e não Kamakura, pois é o local onde Go-Daigo tentou realizar seu sonho e de onde ele foi expulso por Takauji.</text:span></text:p>
      <text:p text:style-name="P11"><text:span text:style-name="T114"><text:tab/></text:span><text:span text:style-name="T117">Os quadros político,</text:span><text:span text:style-name="T116"> social </text:span><text:span text:style-name="T117">e econômico do fim do Período Kamakura explicam o enfraquecimento da corte imperial e o fortalecimento da aristocracia militar tanto no escopo local quanto no nacional.</text:span><text:span text:style-name="T116"> </text:span><text:span text:style-name="T117">A</text:span><text:span text:style-name="T116">pesar de as famílias da corte ainda reterem seu prestígio, luxo e direitos sobre </text:span><text:span text:style-name="T97">sh</text:span><text:span text:style-name="T98">ō</text:span><text:span text:style-name="T97">ens</text:span><text:span text:style-name="T116"> distantes, eles perderam completamente seus poderes políticos, quase não tendo mais voz nas decisões políticas e assuntos fiscais de suas terras. Assim, estavam completamente a mercê dos </text:span><text:span text:style-name="T97">shugos</text:span><text:span text:style-name="T116"> para, pelo menos, receber o dinheiro gerado por suas propriedades.</text:span></text:p>
      <text:p text:style-name="P12"><text:span text:style-name="T116"><text:tab/></text:span><text:span text:style-name="T118">Até agora, foi enfatizado como o poder administrativo, fiscal e político da corte imperial escapou de suas mãos e foi para a aristocracia militar ao longo do Período Kamakura e como isso resultou no surgimento de duas cortes no Período </text:span><text:span text:style-name="T99">Nanboku-</text:span><text:span text:style-name="T118">ch</text:span><text:span text:style-name="T115">ō, </text:span><text:span text:style-name="T118">em particular no shogunato de Ashikaga Takauji. Contudo, seria errônio dizer que o sh</text:span><text:span text:style-name="T115">ō</text:span><text:span text:style-name="T118">gun teve um controle estável sobre as províncias. Não só algumas delas apoiavam o imperador Go-Daigo, como a </text:span><text:span text:style-name="T119">aliança</text:span><text:span text:style-name="T118"> com as outras era muito frágil. </text:span><text:span text:style-name="T119">A hegemonia do shogunato dependia apenas da capacidade do senhor conseguir controlar seus vassalos que, apesar de serem fracos individualmente, exerciam grande influência nacional por conta da quantidade e dos cargos goveramentais que ocupavam. Os Ashikaga eram ricos e poderosos militarmente, mas não o suficiente para contro</text:span><text:span text:style-name="T120">la</text:span><text:span text:style-name="T119">r todo o país, ainda mais com a presença constante da corte do sul.</text:span></text:p>
      <text:p text:style-name="P16"/>
      <text:p text:style-name="P7">Con<text:span text:style-name="T123">clusão</text:span></text:p>
      <text:p text:style-name="P7"/>
      <text:p text:style-name="P7"><text:tab/><text:span text:style-name="T89">Apesar de terem sido décadas consideravelmente estáveis, o Período Kamakura teve um fim súbito e, em contraste, foi substituído por uma época de instabilidade política e social. </text:span><text:span text:style-name="T90">Com o crescimento do poder da aristocracia militar, a perda do poder da corte imperial era apenas uma </text:span><text:soft-page-break/><text:span text:style-name="T90">fatalidade. </text:span><text:span text:style-name="T89">As invasões mongóis serviram apenas de catalisador, assim como o surgimento de uma figura conservadora </text:span><text:span text:style-name="T90">radical. </text:span><text:span text:style-name="T91">Com a corte imperial fora do cenário político e os governos militares locais se fortalecendo, o sistema feudal já estava presente – faltava apenas ele amadurecer e isso era apenas uma questão de tempo.</text:span></text:p>
      <text:p text:style-name="P1"/>
      <text:p text:style-name="P8">Bibliografia</text:p>
      <text:p text:style-name="P8"/>
      <text:p text:style-name="P3">HALL, J. H. 1990: Japan From Prehistory to Modern Times</text:p>
      <text:p text:style-name="P3">HALL, J. H. 1992: El imperio japo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7T18:17:32.031967537</meta:creation-date>
    <dc:date>2018-10-28T02:25:22.589448876</dc:date>
    <meta:editing-duration>PT4H13M4S</meta:editing-duration>
    <meta:editing-cycles>44</meta:editing-cycles>
    <meta:generator>LibreOffice/6.0.6.2$Linux_X86_64 LibreOffice_project/00m0$Build-2</meta:generator>
    <meta:document-statistic meta:table-count="0" meta:image-count="0" meta:object-count="0" meta:page-count="7" meta:paragraph-count="35" meta:word-count="2557" meta:character-count="16250" meta:non-whitespace-character-count="13704"/>
  </office:meta>
</office:document-meta>
</file>